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taux</text:p>
          </table:table-cell>
          <table:table-cell table:style-name="ce1" office:value-type="string" calcext:value-type="string">
            <text:p>N (années)</text:p>
          </table:table-cell>
          <table:table-cell table:style-name="ce1" office:value-type="string" calcext:value-type="string">
            <text:p>Compte (€)</text:p>
          </table:table-cell>
        </table:table-row>
        <table:table-row table:style-name="ro1">
          <table:table-cell table:style-name="ce2" office:value-type="percentage" office:value="0.03" calcext:value-type="percentage">
            <text:p>3,00 %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table:style-name="ce1" office:value-type="string" calcext:value-type="string">
            <text:p>dépôt annuel (€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23:39:14.231847922</meta:creation-date>
    <dc:date>2023-08-29T23:47:51.744014803</dc:date>
    <meta:editing-duration>PT8M40S</meta:editing-duration>
    <meta:editing-cycles>2</meta:editing-cycles>
    <meta:generator>LibreOffice/7.3.7.2$Linux_X86_64 LibreOffice_project/30$Build-2</meta:generator>
    <meta:document-statistic meta:table-count="1" meta:cell-count="48" meta:object-count="0"/>
  </office:meta>
</office:document-meta>
</file>